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6af" officeooo:paragraph-rsid="001bc6af"/>
    </style:style>
    <style:style style:name="P2" style:family="paragraph" style:parent-style-name="Heading_20_1">
      <style:text-properties officeooo:paragraph-rsid="001bc6af"/>
    </style:style>
    <style:style style:name="T1" style:family="text">
      <style:text-properties officeooo:rsid="001bc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Live Text Editing für Blogging-Content</text:span></text:h>
      <text:p text:style-name="P1"><text:a xlink:type="simple" xlink:href="http://quilljs.com/" text:style-name="Internet_20_link" text:visited-style-name="Visited_20_Internet_20_Link">http://quilljs.com/</text:a></text:p>
      <text:p text:style-name="P1"><text:a xlink:type="simple" xlink:href="https://yabwe.github.io/medium-editor/" text:style-name="Internet_20_link" text:visited-style-name="Visited_20_Internet_20_Link">https://yabwe.github.io/medium-editor/</text:a></text:p>
      <text:p text:style-name="P1"><text:a xlink:type="simple" xlink:href="https://trix-editor.org/" text:style-name="Internet_20_link" text:visited-style-name="Visited_20_Internet_20_Link">https://trix-editor.org/</text:a></text:p>
      <text:p text:style-name="P1"><text:a xlink:type="simple" xlink:href="http://ckeditor.com/" text:style-name="Internet_20_link" text:visited-style-name="Visited_20_Internet_20_Link">http://ckeditor.com/</text:a></text:p>
      <text:p text:style-name="P1"><text:a xlink:type="simple" xlink:href="https://imperavi.com/redactor/" text:style-name="Internet_20_link" text:visited-style-name="Visited_20_Internet_20_Link">https://imperavi.com/redactor/</text:a></text:p>
      <text:p text:style-name="P1"><text:a xlink:type="simple" xlink:href="http://premiumsoftware.net/cleditor/" text:style-name="Internet_20_link" text:visited-style-name="Visited_20_Internet_20_Link">http://premiumsoftware.net/cleditor/</text:a></text:p>
      <text:p text:style-name="P1"><text:a xlink:type="simple" xlink:href="http://www.sceditor.com/" text:style-name="Internet_20_link" text:visited-style-name="Visited_20_Internet_20_Link">http://www.sceditor.com/</text:a></text:p>
      <text:p text:style-name="P1"><text:a xlink:type="simple" xlink:href="http://summernote.org/" text:style-name="Internet_20_link" text:visited-style-name="Visited_20_Internet_20_Link">http://summernote.org/</text:a></text:p>
      <text:p text:style-name="P1"><text:a xlink:type="simple" xlink:href="http://alex-d.github.io/Trumbowyg/" text:style-name="Internet_20_link" text:visited-style-name="Visited_20_Internet_20_Link">http://alex-d.github.io/Trumbowyg/</text:a></text:p>
      <text:p text:style-name="P1"><text:a xlink:type="simple" xlink:href="https://www.tinymce.com/" text:style-name="Internet_20_link" text:visited-style-name="Visited_20_Internet_20_Link">https://www.tinymce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7S</meta:editing-duration>
    <meta:editing-cycles>3</meta:editing-cycles>
    <meta:generator>LibreOffice/5.1.6.2$Windows_x86 LibreOffice_project/07ac168c60a517dba0f0d7bc7540f5afa45f0909</meta:generator>
    <dc:date>2016-11-19T22:25:21.925000000</dc:date>
    <meta:document-statistic meta:table-count="0" meta:image-count="0" meta:object-count="0" meta:page-count="1" meta:paragraph-count="11" meta:word-count="15" meta:character-count="309" meta:non-whitespace-character-count="305"/>
    <meta:user-defined meta:name="Info 1"/>
    <meta:user-defined meta:name="Info 2"/>
    <meta:user-defined meta:name="Info 3"/>
    <meta:user-defined meta:name="Info 4"/>
  </office:meta>
</office:document-meta>
</file>